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fo:break-before="auto" style:column-width="119.750000000027pt"/>
    </style:style>
    <style:style style:name="co2" style:family="table-column">
      <style:table-column-properties fo:break-before="auto" style:column-width="265.249999999906pt"/>
    </style:style>
    <style:style style:name="co3" style:family="table-column">
      <style:table-column-properties fo:break-before="auto" style:column-width="121.749999999954pt"/>
    </style:style>
    <style:style style:name="co4" style:family="table-column">
      <style:table-column-properties fo:break-before="auto" style:column-width="121.749999999969pt"/>
    </style:style>
    <style:style style:name="co5" style:family="table-column">
      <style:table-column-properties fo:break-before="auto" style:column-width="99.7499999999764pt"/>
    </style:style>
    <style:style style:name="co6" style:family="table-column">
      <style:table-column-properties fo:break-before="auto" style:column-width="65pt"/>
    </style:style>
    <style:style style:name="ro1" style:family="table-row">
      <style:table-row-properties fo:break-before="auto" style:row-height="13pt"/>
    </style:style>
    <style:style style:name="ce1" style:family="table-cell"/>
  </office:automatic-styles>
  <office:body>
    <office:spreadsheet>
      <table:table table:name="Sheet1" table:style-name="ta1">
        <table:table-column table:style-name="co1" table:number-columns-repeated="2"/>
        <table:table-column table:style-name="co2"/>
        <table:table-column table:style-name="co1"/>
        <table:table-column table:style-name="co3"/>
        <table:table-column table:style-name="co4"/>
        <table:table-column table:style-name="co5"/>
        <table:table-column table:style-name="co6"/>
        <table:table-column table:style-name="co4"/>
        <table:table-column table:style-name="co6" table:number-columns-repeated="17"/>
        <table:table-row table:style-name="ro1">
          <table:table-cell office:value-type="string" office:string-value="Standard Name">
            <text:p>Standard Name</text:p>
          </table:table-cell>
          <table:table-cell office:value-type="string" office:string-value="Current Name">
            <text:p>Current Name</text:p>
          </table:table-cell>
          <table:table-cell office:value-type="string" office:string-value="Usage">
            <text:p>Usage</text:p>
          </table:table-cell>
          <table:table-cell office:value-type="string" office:string-value="Status" table:style-name="ce1">
            <text:p>Status</text:p>
          </table:table-cell>
          <table:table-cell office:value-type="string" office:string-value="Comments">
            <text:p>Comments</text:p>
          </table:table-cell>
          <table:table-cell office:value-type="string" office:string-value="Assigned Artist">
            <text:p>Assigned Artist</text:p>
          </table:table-cell>
          <table:table-cell office:value-type="string" office:string-value="Signing Artist">
            <text:p>Signing Artist</text:p>
          </table:table-cell>
          <table:table-cell office:value-type="string" office:string-value=""/>
          <table:table-cell office:value-type="string" office:string-value="Statuses">
            <text:p>Statuses</text:p>
          </table:table-cell>
          <table:table-cell office:value-type="string" office:string-value="" table:number-columns-repeated="17"/>
        </table:table-row>
        <table:table-row table:style-name="ro1">
          <table:table-cell office:value-type="string" office:string-value=""/>
          <table:table-cell office:value-type="string" office:string-value="showmenu">
            <text:p>showmenu</text:p>
          </table:table-cell>
          <table:table-cell office:value-type="string" office:string-value="showMenuBar action">
            <text:p>showMenuBar action</text:p>
          </table:table-cell>
          <table:table-cell office:value-type="string" office:string-value="" table:number-columns-repeated="5"/>
          <table:table-cell office:value-type="string" office:string-value="blank: not in theme">
            <text:p>blank: not in theme</text:p>
          </table:table-cell>
          <table:table-cell office:value-type="string" office:string-value="" table:number-columns-repeated="17"/>
        </table:table-row>
        <table:table-row table:style-name="ro1">
          <table:table-cell office:value-type="string" office:string-value=""/>
          <table:table-cell office:value-type="string" office:string-value="window_fullscreen">
            <text:p>window_fullscreen</text:p>
          </table:table-cell>
          <table:table-cell office:value-type="string" office:string-value="full screen action">
            <text:p>full screen action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4"/>
          <table:table-cell office:value-type="string" office:string-value="draft: pre-approval artwork">
            <text:p>draft: pre-approval artwork</text:p>
          </table:table-cell>
          <table:table-cell office:value-type="string" office:string-value="" table:number-columns-repeated="17"/>
        </table:table-row>
        <table:table-row table:style-name="ro1">
          <table:table-cell office:value-type="string" office:string-value=""/>
          <table:table-cell office:value-type="string" office:string-value="window_nofullscreen">
            <text:p>window_nofullscreen</text:p>
          </table:table-cell>
          <table:table-cell office:value-type="string" office:string-value="de-full screen action">
            <text:p>de-full screen action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4"/>
          <table:table-cell office:value-type="string" office:string-value="approval: needs final approval">
            <text:p>approval: needs final approval</text:p>
          </table:table-cell>
          <table:table-cell office:value-type="string" office:string-value="" table:number-columns-repeated="17"/>
        </table:table-row>
        <table:table-row table:style-name="ro1">
          <table:table-cell office:value-type="string" office:string-value=""/>
          <table:table-cell office:value-type="string" office:string-value="colorpicker">
            <text:p>colorpicker</text:p>
          </table:table-cell>
          <table:table-cell office:value-type="string" office:string-value="color dialog button">
            <text:p>color dialog button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4"/>
          <table:table-cell office:value-type="string" office:string-value="final">
            <text:p>final</text:p>
          </table:table-cell>
          <table:table-cell office:value-type="string" office:string-value="" table:number-columns-repeated="17"/>
        </table:table-row>
        <table:table-row table:style-name="ro1">
          <table:table-cell office:value-type="string" office:string-value=""/>
          <table:table-cell office:value-type="string" office:string-value="up">
            <text:p>up</text:p>
          </table:table-cell>
          <table:table-cell office:value-type="string" office:string-value="toolbar editor and action selector dialog">
            <text:p>toolbar editor and action selector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down">
            <text:p>down</text:p>
          </table:table-cell>
          <table:table-cell office:value-type="string" office:string-value="toolbar editor and action selector dialog">
            <text:p>toolbar editor and action selector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back">
            <text:p>back</text:p>
          </table:table-cell>
          <table:table-cell office:value-type="string" office:string-value="back action, toolbar editor, action selector">
            <text:p>back action, toolbar editor, action selecto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forward">
            <text:p>forward</text:p>
          </table:table-cell>
          <table:table-cell office:value-type="string" office:string-value="forward action, toolbar editor, action selector">
            <text:p>forward action, toolbar editor, action selecto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example">
            <text:p>example</text:p>
          </table:table-cell>
          <table:table-cell office:value-type="string" office:string-value="overlay, none by default">
            <text:p>overlay, none by default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screenshot">
            <text:p>screenshot</text:p>
          </table:table-cell>
          <table:table-cell office:value-type="string" office:string-value="screenshot overlay, none by default">
            <text:p>screenshot overlay, none by default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link">
            <text:p>link</text:p>
          </table:table-cell>
          <table:table-cell office:value-type="string" office:string-value="link overlay">
            <text:p>link overlay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zip">
            <text:p>zip</text:p>
          </table:table-cell>
          <table:table-cell office:value-type="string" office:string-value="zip overlay">
            <text:p>zip overlay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share">
            <text:p>share</text:p>
          </table:table-cell>
          <table:table-cell office:value-type="string" office:string-value="share overlay">
            <text:p>share overlay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undo">
            <text:p>undo</text:p>
          </table:table-cell>
          <table:table-cell office:value-type="string" office:string-value="undo/redo action, text edit context menus, redo stack">
            <text:p>undo/redo action, text edit context menus, redo stack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redo">
            <text:p>redo</text:p>
          </table:table-cell>
          <table:table-cell office:value-type="string" office:string-value="undo/redo action, text edit context menus, redo stack">
            <text:p>undo/redo action, text edit context menus, redo stack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editcut">
            <text:p>editcut</text:p>
          </table:table-cell>
          <table:table-cell office:value-type="string" office:string-value="text edit context menus">
            <text:p>text edit context menus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editcopy">
            <text:p>editcopy</text:p>
          </table:table-cell>
          <table:table-cell office:value-type="string" office:string-value="text edit context menus">
            <text:p>text edit context menus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editpaste">
            <text:p>editpaste</text:p>
          </table:table-cell>
          <table:table-cell office:value-type="string" office:string-value="text edit context menus">
            <text:p>text edit context menus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editclear">
            <text:p>editclear</text:p>
          </table:table-cell>
          <table:table-cell office:value-type="string" office:string-value="text edit context menus">
            <text:p>text edit context menus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editcopy">
            <text:p>editcopy</text:p>
          </table:table-cell>
          <table:table-cell office:value-type="string" office:string-value="text edit context menus">
            <text:p>text edit context menus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messagebox_info" table:style-name="ce1">
            <text:p>messagebox_info</text:p>
          </table:table-cell>
          <table:table-cell office:value-type="string" office:string-value="passive popups">
            <text:p>passive popups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messagebox_warning">
            <text:p>messagebox_warning</text:p>
          </table:table-cell>
          <table:table-cell office:value-type="string" office:string-value="passive popups">
            <text:p>passive popups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messagebox_critical" table:style-name="ce1">
            <text:p>messagebox_critical</text:p>
          </table:table-cell>
          <table:table-cell office:value-type="string" office:string-value="passive popups, kjs debugger">
            <text:p>passive popups, kjs debugger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history_clear" table:style-name="ce1">
            <text:p>history_clear</text:p>
          </table:table-cell>
          <table:table-cell office:value-type="string" office:string-value="combobox context menu, html forms">
            <text:p>combobox context menu, html forms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today">
            <text:p>today</text:p>
          </table:table-cell>
          <table:table-cell office:value-type="string" office:string-value="datepicker">
            <text:p>datepicke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2leftarrow">
            <text:p>2leftarrow</text:p>
          </table:table-cell>
          <table:table-cell office:value-type="string" office:string-value="datepicker">
            <text:p>datepicke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2rightarrow">
            <text:p>2rightarrow</text:p>
          </table:table-cell>
          <table:table-cell office:value-type="string" office:string-value="datepicker">
            <text:p>datepicke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1leftarrow">
            <text:p>1leftarrow</text:p>
          </table:table-cell>
          <table:table-cell office:value-type="string" office:string-value="datepicker, html">
            <text:p>datepicker, html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1rightarrow">
            <text:p>1rightarrow</text:p>
          </table:table-cell>
          <table:table-cell office:value-type="string" office:string-value="datepicker, html">
            <text:p>datepicker, html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contents">
            <text:p>contents</text:p>
          </table:table-cell>
          <table:table-cell office:value-type="string" office:string-value="help menu">
            <text:p>help menu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contexthelp">
            <text:p>contexthelp</text:p>
          </table:table-cell>
          <table:table-cell office:value-type="string" office:string-value="help menu">
            <text:p>help menu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about_kde">
            <text:p>about_kde</text:p>
          </table:table-cell>
          <table:table-cell office:value-type="string" office:string-value="help menu">
            <text:p>help menu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completion">
            <text:p>completion</text:p>
          </table:table-cell>
          <table:table-cell office:value-type="string" office:string-value="line edits context menu">
            <text:p>line edits context menu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rotate_cw">
            <text:p>rotate_cw</text:p>
          </table:table-cell>
          <table:table-cell office:value-type="string" office:string-value="pixmap region selector">
            <text:p>pixmap region selecto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rotate_ccw">
            <text:p>rotate_ccw</text:p>
          </table:table-cell>
          <table:table-cell office:value-type="string" office:string-value="pixmap region selector">
            <text:p>pixmap region selecto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spellcheck">
            <text:p>spellcheck</text:p>
          </table:table-cell>
          <table:table-cell office:value-type="string" office:string-value="text box context menu">
            <text:p>text box context menu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lock">
            <text:p>lock</text:p>
          </table:table-cell>
          <table:table-cell office:value-type="string" office:string-value="toolbar context menu, lock overlay">
            <text:p>toolbar context menu, lock overlay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unlock">
            <text:p>unlock</text:p>
          </table:table-cell>
          <table:table-cell office:value-type="string" office:string-value="toolbar context menu">
            <text:p>toolbar context menu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next">
            <text:p>next</text:p>
          </table:table-cell>
          <table:table-cell office:value-type="string" office:string-value="next action">
            <text:p>next action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previous">
            <text:p>previous</text:p>
          </table:table-cell>
          <table:table-cell office:value-type="string" office:string-value="previous action">
            <text:p>previous action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stop">
            <text:p>stop</text:p>
          </table:table-cell>
          <table:table-cell office:value-type="string" office:string-value="kjs debugger">
            <text:p>kjs debugger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java">
            <text:p>java</text:p>
          </table:table-cell>
          <table:table-cell office:value-type="string" office:string-value="java applets">
            <text:p>java applets</text:p>
          </table:table-cell>
          <table:table-cell office:value-type="string" office:string-value=""/>
          <table:table-cell office:value-type="string" office:string-value="see java_kjava">
            <text:p>see java_kjava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1uparrow">
            <text:p>1uparrow</text:p>
          </table:table-cell>
          <table:table-cell office:value-type="string" office:string-value="khtml">
            <text:p>khtml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1downarrow">
            <text:p>1downarrow</text:p>
          </table:table-cell>
          <table:table-cell office:value-type="string" office:string-value="khtml">
            <text:p>khtml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mail_generic">
            <text:p>mail_generic</text:p>
          </table:table-cell>
          <table:table-cell office:value-type="string" office:string-value="khtml">
            <text:p>khtml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file_broken">
            <text:p>file_broken</text:p>
          </table:table-cell>
          <table:table-cell office:value-type="string" office:string-value="khtml">
            <text:p>khtml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continue">
            <text:p>continue</text:p>
          </table:table-cell>
          <table:table-cell office:value-type="string" office:string-value="khtml/ecma/debugger/images">
            <text:p>khtml/ecma/debugger/images</text:p>
          </table:table-cell>
          <table:table-cell office:value-type="string" office:string-value=""/>
          <table:table-cell office:value-type="string" office:string-value="not using icon theme?!">
            <text:p>not using icon theme?!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stop">
            <text:p>stop</text:p>
          </table:table-cell>
          <table:table-cell office:value-type="string" office:string-value="khtml/ecma/debugger/images">
            <text:p>khtml/ecma/debugger/images</text:p>
          </table:table-cell>
          <table:table-cell office:value-type="string" office:string-value="approval">
            <text:p>approval</text:p>
          </table:table-cell>
          <table:table-cell office:value-type="string" office:string-value="not using icon theme?!">
            <text:p>not using icon theme?!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step-into">
            <text:p>step-into</text:p>
          </table:table-cell>
          <table:table-cell office:value-type="string" office:string-value="khtml/ecma/debugger/images">
            <text:p>khtml/ecma/debugger/images</text:p>
          </table:table-cell>
          <table:table-cell office:value-type="string" office:string-value=""/>
          <table:table-cell office:value-type="string" office:string-value="not using icon theme?!">
            <text:p>not using icon theme?!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step-out">
            <text:p>step-out</text:p>
          </table:table-cell>
          <table:table-cell office:value-type="string" office:string-value="khtml/ecma/debugger/images">
            <text:p>khtml/ecma/debugger/images</text:p>
          </table:table-cell>
          <table:table-cell office:value-type="string" office:string-value=""/>
          <table:table-cell office:value-type="string" office:string-value="not using icon theme?!">
            <text:p>not using icon theme?!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step-over">
            <text:p>step-over</text:p>
          </table:table-cell>
          <table:table-cell office:value-type="string" office:string-value="khtml/ecma/debugger/images">
            <text:p>khtml/ecma/debugger/images</text:p>
          </table:table-cell>
          <table:table-cell office:value-type="string" office:string-value=""/>
          <table:table-cell office:value-type="string" office:string-value="not using icon theme?!">
            <text:p>not using icon theme?!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window_new">
            <text:p>window_new</text:p>
          </table:table-cell>
          <table:table-cell office:value-type="string" office:string-value="khtml">
            <text:p>khtml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tab_new">
            <text:p>tab_new</text:p>
          </table:table-cell>
          <table:table-cell office:value-type="string" office:string-value="khtml">
            <text:p>khtml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idea">
            <text:p>idea</text:p>
          </table:table-cell>
          <table:table-cell office:value-type="string" office:string-value="ktip dialog">
            <text:p>ktip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fileclose">
            <text:p>fileclose</text:p>
          </table:table-cell>
          <table:table-cell office:value-type="string" office:string-value="tab bar, javascript error dialog">
            <text:p>tab bar, javascript error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xapp">
            <text:p>xapp</text:p>
          </table:table-cell>
          <table:table-cell office:value-type="string" office:string-value="window titles">
            <text:p>window titles</text:p>
          </table:table-cell>
          <table:table-cell office:value-type="string" office:string-value=""/>
          <table:table-cell office:value-type="string" office:string-value="there is X.svg in BOTH actions/ and apps/?">
            <text:p>there is X.svg in BOTH actions/ and apps/?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charset">
            <text:p>charset</text:p>
          </table:table-cell>
          <table:table-cell office:value-type="string" office:string-value="khtml (encodings)">
            <text:p>khtml (encodings)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frameprint">
            <text:p>frameprint</text:p>
          </table:table-cell>
          <table:table-cell office:value-type="string" office:string-value="khtml print">
            <text:p>khtml print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locationbar_erase">
            <text:p>locationbar_erase</text:p>
          </table:table-cell>
          <table:table-cell office:value-type="string" office:string-value="javascript error dialog">
            <text:p>javascript error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images_display">
            <text:p>images_display</text:p>
          </table:table-cell>
          <table:table-cell office:value-type="string" office:string-value="khtml">
            <text:p>khtml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reload">
            <text:p>reload</text:p>
          </table:table-cell>
          <table:table-cell office:value-type="string" office:string-value="khtml">
            <text:p>khtml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print">
            <text:p>print</text:p>
          </table:table-cell>
          <table:table-cell office:value-type="string" office:string-value="khtml print">
            <text:p>khtml print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fileopen">
            <text:p>fileopen</text:p>
          </table:table-cell>
          <table:table-cell office:value-type="string" office:string-value="url line edit, file dialog">
            <text:p>url line edit, file dialog</text:p>
          </table:table-cell>
          <table:table-cell office:value-type="string" office:string-value="approval">
            <text:p>approval</text:p>
          </table:table-cell>
          <table:table-cell office:value-type="string" office:string-value="needs finalizing of folder.svg?">
            <text:p>needs finalizing of folder.svg?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bookmark">
            <text:p>bookmark</text:p>
          </table:table-cell>
          <table:table-cell office:value-type="string" office:string-value="file dialog">
            <text:p>file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configure">
            <text:p>configure</text:p>
          </table:table-cell>
          <table:table-cell office:value-type="string" office:string-value="file dialog, properties dialog">
            <text:p>file dialog, properties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password">
            <text:p>password</text:p>
          </table:table-cell>
          <table:table-cell office:value-type="string" office:string-value="password dialog">
            <text:p>password dialog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filesave">
            <text:p>filesave</text:p>
          </table:table-cell>
          <table:table-cell office:value-type="string" office:string-value="download progress">
            <text:p>download progress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unknown">
            <text:p>unknown</text:p>
          </table:table-cell>
          <table:table-cell office:value-type="string" office:string-value="mimetype dialog">
            <text:p>mimetype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bookmarks_list_add">
            <text:p>bookmarks_list_add</text:p>
          </table:table-cell>
          <table:table-cell office:value-type="string" office:string-value="bookmark menu">
            <text:p>bookmark menu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bookmark_add">
            <text:p>bookmark_add</text:p>
          </table:table-cell>
          <table:table-cell office:value-type="string" office:string-value="bookmark menu">
            <text:p>bookmark menu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folder_new">
            <text:p>folder_new</text:p>
          </table:table-cell>
          <table:table-cell office:value-type="string" office:string-value="bookmark menu, file dialog">
            <text:p>bookmark menu, file dialog</text:p>
          </table:table-cell>
          <table:table-cell office:value-type="string" office:string-value="approval">
            <text:p>approval</text:p>
          </table:table-cell>
          <table:table-cell office:value-type="string" office:string-value="needs finalizing of folder.svg?">
            <text:p>needs finalizing of folder.svg?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folder">
            <text:p>folder</text:p>
          </table:table-cell>
          <table:table-cell office:value-type="string" office:string-value="kboomarkmenu">
            <text:p>kboomarkmenu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thumbnail">
            <text:p>thumbnail</text:p>
          </table:table-cell>
          <table:table-cell office:value-type="string" office:string-value="image previewer, file dialog">
            <text:p>image previewer, file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player_play">
            <text:p>player_play</text:p>
          </table:table-cell>
          <table:table-cell office:value-type="string" office:string-value="notification dialog">
            <text:p>notification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folder_open">
            <text:p>folder_open</text:p>
          </table:table-cell>
          <table:table-cell office:value-type="string" office:string-value="url drop list">
            <text:p>url drop list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edit">
            <text:p>edit</text:p>
          </table:table-cell>
          <table:table-cell office:value-type="string" office:string-value="file dialog speedbar">
            <text:p>file dialog speedbar</text:p>
          </table:table-cell>
          <table:table-cell office:value-type="string" office:string-value="" table:number-columns-repeated="23"/>
        </table:table-row>
        <table:table-row table:style-name="ro1">
          <table:table-cell office:value-type="string" office:string-value=""/>
          <table:table-cell office:value-type="string" office:string-value="editdelete">
            <text:p>editdelete</text:p>
          </table:table-cell>
          <table:table-cell office:value-type="string" office:string-value="file dialog">
            <text:p>file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edittrash">
            <text:p>edittrash</text:p>
          </table:table-cell>
          <table:table-cell office:value-type="string" office:string-value="file dialog">
            <text:p>file dialog</text:p>
          </table:table-cell>
          <table:table-cell office:value-type="string" office:string-value=""/>
          <table:table-cell office:value-type="string" office:string-value="should we just replace this with the trash can from filesystem/?">
            <text:p>should we just replace this with the trash can from filesystem/?</text:p>
          </table:table-cell>
          <table:table-cell office:value-type="string" office:string-value="" table:number-columns-repeated="21"/>
        </table:table-row>
        <table:table-row table:style-name="ro1">
          <table:table-cell office:value-type="string" office:string-value=""/>
          <table:table-cell office:value-type="string" office:string-value="view_multicolumn">
            <text:p>view_multicolumn</text:p>
          </table:table-cell>
          <table:table-cell office:value-type="string" office:string-value="file dialog">
            <text:p>file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/>
          <table:table-cell office:value-type="string" office:string-value="view_detailed">
            <text:p>view_detailed</text:p>
          </table:table-cell>
          <table:table-cell office:value-type="string" office:string-value="file dialog">
            <text:p>file dialog</text:p>
          </table:table-cell>
          <table:table-cell office:value-type="string" office:string-value="approval">
            <text:p>approval</text:p>
          </table:table-cell>
          <table:table-cell office:value-type="string" office:string-value="" table:number-columns-repeated="22"/>
        </table:table-row>
        <table:table-row table:style-name="ro1">
          <table:table-cell office:value-type="string" office:string-value="" table:number-columns-repeated="26"/>
        </table:table-row>
        <table:table-row table:style-name="ro1" table:number-rows-repeated="32685"/>
      </table:table>
      <table:table table:name="Sheet2" table:style-name="ta1">
        <table:table-column table:style-name="co6"/>
        <table:table-row table:style-name="ro1"/>
      </table:table>
      <table:table table:name="Sheet3" table:style-name="ta1">
        <table:table-column table:style-name="co6"/>
        <table:table-row table:style-name="ro1"/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table-cell">
      <style:table-cell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default-style>
  </office:styles>
  <office:automatic-styles>
    <style:page-layout style:name="pm1">
      <style:page-layout-properties fo:margin-bottom="56.6930116pt" fo:margin-left="56.6930116pt" fo:margin-right="56.6930116pt" fo:margin-top="56.6930116pt" fo:page-height="841.89122226pt" fo:page-width="595.2766218pt" style:print="objects charts drawings zero-values" style:print-orientation="portrait"/>
    </style:page-layout>
    <style:page-layout>
      <style:page-layout-properties fo:background-color="#ffffff" style:cell-protect="protected" style:rotation-align="none" style:rotation-angle="0" style:vertical-align="middle"/>
      <style:text-properties fo:color="#000000" fo:font-family="Sans Serif" fo:font-size="10pt"/>
      <style:paragraph-properties fo:margin-left="0pt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
   <text:page-number>1</text:page-number></text:sheet-name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5.2</meta:generator>
    <meta:initial-creator>Aaron Seigo</meta:initial-creator>
    <meta:editing-cycles>1</meta:editing-cycles>
    <meta:creation-date>2006-12-28T11:04:59</meta:creation-date>
    <dc:date>2006-12-29T01:43:37</dc:date>
    <dc:creator>Aaron Seigo</dc:creator>
  </office:meta>
</office:document-meta>
</file>